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EMJAHL+NimbusRomNo9L-Regu" svg:font-family="EMJAHL+NimbusRomNo9L-Regu"/>
    <style:font-face style:name="EMJCHP+NimbusRomNo9L-Medi" svg:font-family="EMJCHP+NimbusRomNo9L-Medi"/>
    <style:font-face style:name="EMJEAH+NimbusRomNo9L-ReguItal" svg:font-family="EMJEAH+NimbusRomNo9L-ReguItal"/>
    <style:font-face style:name="EMKDCO+CMSY10" svg:font-family="EMKDCO+CMSY10"/>
    <style:font-face style:name="EMKEAK+EUSM10" svg:font-family="EMKEAK+EUSM10"/>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text-properties fo:font-size="10pt" style:font-size-asian="10pt" style:font-size-complex="10pt"/>
    </style:style>
    <style:style style:name="P5" style:family="paragraph" style:parent-style-name="Standard">
      <style:text-properties fo:font-size="10pt" fo:font-weight="bold" style:font-size-asian="10pt" style:font-weight-asian="bold" style:font-size-complex="10pt" style:font-weight-complex="bold"/>
    </style:style>
    <style:style style:name="P6" style:family="paragraph" style:parent-style-name="Standard">
      <style:text-properties fo:font-size="10pt" fo:font-weight="normal" style:font-size-asian="10pt" style:font-weight-asian="normal" style:font-size-complex="10pt" style:font-weight-complex="normal"/>
    </style:style>
    <style:style style:name="P7" style:family="paragraph" style:parent-style-name="Standard">
      <style:text-properties fo:font-size="10pt" style:text-underline-style="none" fo:font-weight="normal" style:font-size-asian="10pt" style:font-weight-asian="normal" style:font-size-complex="10pt" style:font-weight-complex="normal"/>
    </style:style>
    <style:style style:name="T1" style:family="text">
      <style:text-properties fo:font-weight="bold" style:font-weight-asian="bold" style:font-weight-complex="bold"/>
    </style:style>
    <style:style style:name="T2" style:family="text">
      <style:text-properties fo:font-weight="normal"/>
    </style:style>
    <style:style style:name="T3" style:family="text">
      <style:text-properties fo:font-weight="normal" style:font-weight-asian="normal" style:font-weight-complex="normal"/>
    </style:style>
    <style:style style:name="T4" style:family="text">
      <style:text-properties fo:font-size="10pt"/>
    </style:style>
    <style:style style:name="T5" style:family="text">
      <style:text-properties fo:font-size="10pt" fo:font-weight="bold" style:font-size-asian="10pt" style:font-weight-asian="bold" style:font-size-complex="10pt" style:font-weight-complex="bold"/>
    </style:style>
    <style:style style:name="T6" style:family="text">
      <style:text-properties fo:font-size="10pt" fo:font-weight="normal" style:font-size-asian="10pt" style:font-weight-asian="normal" style:font-size-complex="10pt" style:font-weight-complex="normal"/>
    </style:style>
    <style:style style:name="T7" style:family="text">
      <style:text-properties style:font-name="EMKEAK+EUSM10" style:font-name-asian="EMKEAK+EUSM10" style:font-name-complex="EMKEAK+EUSM10"/>
    </style:style>
    <style:style style:name="T8" style:family="text">
      <style:text-properties style:font-name="EMKEAK+EUSM10" fo:font-size="10pt" fo:font-weight="normal" style:font-name-asian="EMKEAK+EUSM10" style:font-size-asian="10pt" style:font-weight-asian="normal" style:font-name-complex="EMKEAK+EUSM10" style:font-size-complex="10pt" style:font-weight-complex="normal"/>
    </style:style>
    <style:style style:name="T9" style:family="text">
      <style:text-properties style:font-name="EMJEAH+NimbusRomNo9L-ReguItal" style:font-name-asian="EMJEAH+NimbusRomNo9L-ReguItal" style:font-name-complex="EMJEAH+NimbusRomNo9L-ReguItal"/>
    </style:style>
    <style:style style:name="T10" style:family="text">
      <style:text-properties style:font-name="EMJEAH+NimbusRomNo9L-ReguItal" fo:font-size="7.5pt" style:font-name-asian="EMJEAH+NimbusRomNo9L-ReguItal" style:font-size-asian="7.5pt" style:font-name-complex="EMJEAH+NimbusRomNo9L-ReguItal" style:font-size-complex="7.5pt"/>
    </style:style>
    <style:style style:name="T11" style:family="text">
      <style:text-properties style:font-name="EMJEAH+NimbusRomNo9L-ReguItal" fo:font-size="10pt" fo:font-weight="normal" style:font-name-asian="EMJEAH+NimbusRomNo9L-ReguItal" style:font-size-asian="10pt" style:font-weight-asian="normal" style:font-name-complex="EMJEAH+NimbusRomNo9L-ReguItal" style:font-size-complex="10pt" style:font-weight-complex="normal"/>
    </style:style>
    <style:style style:name="T12" style:family="text">
      <style:text-properties fo:font-size="7.5pt" style:font-size-asian="7.5pt" style:font-size-complex="7.5pt"/>
    </style:style>
    <style:style style:name="T13" style:family="text">
      <style:text-properties style:font-name="EMJCHP+NimbusRomNo9L-Medi" style:font-name-asian="EMJCHP+NimbusRomNo9L-Medi" style:font-name-complex="EMJCHP+NimbusRomNo9L-Medi"/>
    </style:style>
    <style:style style:name="T14" style:family="text">
      <style:text-properties style:font-name="EMKDCO+CMSY10" style:font-name-asian="EMKDCO+CMSY10" style:font-name-complex="EMKDCO+CMSY10"/>
    </style:style>
    <style:style style:name="T15" style:family="text">
      <style:text-properties style:font-name="EMKDCO+CMSY10" fo:font-size="7.5pt" style:font-name-asian="EMKDCO+CMSY10" style:font-size-asian="7.5pt" style:font-name-complex="EMKDCO+CMSY10" style:font-size-complex="7.5pt"/>
    </style:style>
    <style:style style:name="T16" style:family="text">
      <style:text-properties style:font-name="EMJAHL+NimbusRomNo9L-Regu" style:font-name-asian="EMJAHL+NimbusRomNo9L-Regu" style:font-name-complex="EMJAHL+NimbusRomNo9L-Regu"/>
    </style:style>
    <style:style style:name="T17" style:family="text">
      <style:text-properties style:font-name="EMJAHL+NimbusRomNo9L-Regu" fo:font-size="10pt" fo:font-weight="normal" style:font-name-asian="EMJAHL+NimbusRomNo9L-Regu" style:font-size-asian="10pt" style:font-weight-asian="normal" style:font-name-complex="EMJAHL+NimbusRomNo9L-Regu" style:font-size-complex="10pt" style:font-weight-complex="normal"/>
    </style:style>
    <style:style style:name="T18" style:family="text">
      <style:text-properties style:font-name-asian="EMJAHL+NimbusRomNo9L-Regu" style:font-name-complex="EMJAHL+NimbusRomNo9L-Regu"/>
    </style:style>
    <style:style style:name="T19" style:family="text">
      <style:text-properties style:font-size-asian="10pt"/>
    </style:style>
    <style:style style:name="T20" style:family="text">
      <style:text-properties style:font-weight-asian="normal"/>
    </style:style>
    <style:style style:name="T21" style:family="text">
      <style:text-properties style:font-size-complex="10pt"/>
    </style:style>
    <style:style style:name="T22" style:family="text">
      <style:text-properties style:font-weight-complex="normal"/>
    </style:style>
    <style:style style:name="T23" style:family="text">
      <style:text-properties style:font-name="Times New Roman" fo:font-size="10pt" style:font-name-asian="EMJAHL+NimbusRomNo9L-Regu" style:font-size-asian="10pt" style:font-name-complex="EMJAHL+NimbusRomNo9L-Regu" style:font-size-complex="10pt"/>
    </style:style>
    <style:style style:name="T24" style:family="text">
      <style:text-properties style:font-name="Times New Roman" fo:font-size="10pt" fo:font-weight="normal" style:font-name-asian="EMJAHL+NimbusRomNo9L-Regu" style:font-size-asian="10pt" style:font-weight-asian="normal" style:font-name-complex="EMJAHL+NimbusRomNo9L-Regu" style:font-size-complex="10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Envoltória convexa:</text:span> brute-force (para cada par de pontos (p,q), verificar se todos os outros pontos situam-se à direita de pq); incremental (upper e lower); quick-hull; gift-wrap; divide-and-conquer</text:p>
      <text:p text:style-name="P4"/>
      <text:p text:style-name="P5">y-monotonic partitioning<text:span text:style-name="T3">: lide com cada vi de uma queue ordenada em y. Arestas ordenadas no sentido anti-horário, na ordem vi, ei</text:span></text:p>
      <text:p text:style-name="P5">start:</text:p>
      <text:p text:style-name="P6">insira vi em T e helper(ei) ← vi</text:p>
      <text:p text:style-name="P5">end:</text:p>
      <text:p text:style-name="P7">se helper (ei-1) é merge</text:p>
      <text:p text:style-name="P7"><text:tab/>insira diagonal de vi a helper(ei-1)</text:p>
      <text:p text:style-name="P7">remova ei-1 de T</text:p>
      <text:p text:style-name="P5">split:</text:p>
      <text:p text:style-name="P5"><text:span text:style-name="T3">pegue (em T) a aresta ej à esquerda de vi</text:span></text:p>
      <text:p text:style-name="P5"><text:span text:style-name="T3">insira diagonal &lt;vi, helper(ej)&gt;</text:span></text:p>
      <text:p text:style-name="P5"><text:span text:style-name="T3">helper(ej) ← vi</text:span></text:p>
      <text:p text:style-name="P5"><text:span text:style-name="T3">insira ei em T e helper(ei) ← vi</text:span></text:p>
      <text:p text:style-name="P5">merge:</text:p>
      <text:p text:style-name="P5"><text:span text:style-name="T3">se helper(ei-1) é merge vertex</text:span></text:p>
      <text:p text:style-name="P5"><text:span text:style-name="T3"><text:tab/>insira uma diag de vi a helper(ei -1)</text:span></text:p>
      <text:p text:style-name="P5"><text:span text:style-name="T3">remova ei-1 de T</text:span></text:p>
      <text:p text:style-name="P4">pegue de T a aresta ej à esquerda de vi</text:p>
      <text:p text:style-name="P4">se helper(ej) é merge vertex</text:p>
      <text:p text:style-name="P4"><text:tab/>insira diagonal vi a helper(ej)</text:p>
      <text:p text:style-name="P4">helper(ej) ← vi</text:p>
      <text:p text:style-name="P5">regular:</text:p>
      <text:p text:style-name="P6"><text:span text:style-name="T1">se</text:span> o interior de P está à dir de vi</text:p>
      <text:p text:style-name="P6"><text:tab/><text:span text:style-name="T1">se</text:span> helper(ei-1) é merge vertex</text:p>
      <text:p text:style-name="P6"><text:tab/><text:tab/>insira diag de vi a helper(ei-1)</text:p>
      <text:p text:style-name="P6"><text:tab/>remova ei-1 de T</text:p>
      <text:p text:style-name="P6"><text:tab/>insira ei em T e helper(ei) ← vi</text:p>
      <text:p text:style-name="P5">senão</text:p>
      <text:p text:style-name="P6"><text:tab/>ache em T o ej à esq de vi</text:p>
      <text:p text:style-name="P6"><text:tab/>se helper(ej) é merge</text:p>
      <text:p text:style-name="P6"><text:tab/><text:tab/>insira diag de vi a helper(ej)</text:p>
      <text:p text:style-name="P6"><text:tab/>helper(ej) ← vi</text:p>
      <text:p text:style-name="P5">fimse</text:p>
      <text:p text:style-name="P5"/>
      <text:p text:style-name="P5">y-monotic triangulation:</text:p>
      <text:p text:style-name="Standard"><text:span text:style-name="T6">Inicializar uma pilha S, e empilhar v1 e v2</text:span></text:p>
      <text:p text:style-name="Standard"><text:span text:style-name="T5">para</text:span><text:span text:style-name="T6"> j ← 3 até n-1 faça</text:span></text:p>
      <text:p text:style-name="Standard"><text:span text:style-name="T6"><text:tab/></text:span><text:span text:style-name="T5">se</text:span><text:span text:style-name="T6"> vj e o topo(S) são de cadeias diferentes</text:span></text:p>
      <text:p text:style-name="Standard"><text:span text:style-name="T6"><text:tab/><text:tab/>pop(todos os vértices)</text:span></text:p>
      <text:p text:style-name="Standard"><text:span text:style-name="T6"><text:tab/><text:tab/>insira diagonal de vj até cada vértice popped, menos o último (mais em baixo na pilha)</text:span></text:p>
      <text:p text:style-name="Standard"><text:span text:style-name="T6"><text:tab/><text:tab/>empilhe vj-1 e depois vj</text:span></text:p>
      <text:p text:style-name="Standard"><text:span text:style-name="T6"><text:tab/></text:span><text:span text:style-name="T5">senão</text:span></text:p>
      <text:p text:style-name="Standard"><text:span text:style-name="T5"><text:tab/><text:tab/></text:span><text:span text:style-name="T6">pop(topo(S))</text:span></text:p>
      <text:p text:style-name="Standard"><text:span text:style-name="T6"><text:tab/><text:tab/>pop(outros vértices), desde que a diag de vj a cada um deles esteja dentro de P. Insira essa diag.</text:span></text:p>
      <text:p text:style-name="Standard"><text:span text:style-name="T6"><text:tab/><text:tab/>Empilhe o último vértice poppado de volta</text:span></text:p>
      <text:p text:style-name="Standard"><text:span text:style-name="T6"><text:tab/><text:tab/>Empilhe vj</text:span></text:p>
      <text:p text:style-name="Standard"><text:span text:style-name="T6"><text:tab/></text:span><text:span text:style-name="T5">fimse</text:span></text:p>
      <text:p text:style-name="Standard"><text:span text:style-name="T6">Insira diagonais de vn a todos os vértices na pilha, exceto o primeiro e o último</text:span></text:p>
      <text:p text:style-name="Standard"><text:span text:style-name="T24"/></text:p>
      <text:p text:style-name="P1"><text:span text:style-name="T23">algoritmo de fortune</text:span><text:span text:style-name="T24"> (voronoi com parábolas, eventos sítios e ev. Círculos)</text:span></text:p>
      <text:p text:style-name="P1"><text:span text:style-name="T23">SiteEvent</text:span></text:p>
      <text:p text:style-name="P1"><text:span text:style-name="T23">se</text:span><text:span text:style-name="T24"> T está vazia, insira pi nela (só ficará um nó folha que conterá pi). Retorne</text:span></text:p>
      <text:p text:style-name="P1"><text:span text:style-name="T23">fimse</text:span></text:p>
      <text:p text:style-name="P3"><text:span text:style-name="T23">Procure em T o arco A acima de pi. Se a folha que representa A tiver um ponteiro para um evento de círculo em Q, remova esse evento de círculo (alarme falso)</text:span></text:p>
      <text:p text:style-name="P1"><text:span text:style-name="T24">Substitua a folha de T que representa A por uma sub-árvore com três folha. A folha do meio guarda pi, e as outras duas o pj que estava na folha que foi substituída. Rebalanceie T, se necessário</text:span></text:p>
      <text:p text:style-name="P1"><text:span text:style-name="T24">Crie novos registros de half-edge no diagrama para desenhar depois a aresta entre pi e pj</text:span></text:p>
      <text:p text:style-name="P1"><text:span text:style-name="T24">Cheque a tripla de arcos consecutivos com o arco de pi à esquerda (e depois à direita) para ver se formam um círculo sem nenhum vértice dentro. Se sim, insira o evento círculo em Q.</text:span></text:p>
      <text:p text:style-name="P1"><text:soft-page-break/><text:span text:style-name="T24"/></text:p>
      <text:p text:style-name="P2"><text:span text:style-name="T23">CircleEvent</text:span></text:p>
      <text:p text:style-name="P2"><text:span text:style-name="T24">1) Delete a folha G que representa o arco A que está sendo desaparecendo de T. Atualize as tuplas representando os nós breakpoints nos nós internos. Rebalanceie T se necessário. Remova todos os eventos de círculo envolvendo A de Q.</text:span></text:p>
      <text:p text:style-name="P2"><text:span text:style-name="T24">1) Adicione o centro do círculo como um vértice do diagrama de Voronoi. Crie 2 registros de half-edges correspondendo ao novo breakpoint da beach line. Ajuste os ponteiros entre eles adequadamente. Anexe os três novos registros ao registro de half-edge que termina no vértice.</text:span></text:p>
      <text:p text:style-name="P2"><text:span text:style-name="T24">3) Cheque a nova tripla de arcos consecutivos que tem o antigo vizinho à esquerda de A como arco do meio para verificar se os dois breakpoints da tripla convergem. Se sim, insira o evento de círculo correspondente em Q e ajuste os ponteiros entre o novo evento de círculo e a folha correspondente de T. Faça o mesmo para a tripla onde o antigo vizinho da direita é o arco do meio.</text:span></text:p>
      <text:p text:style-name="P1"><text:span text:style-name="T24"/></text:p>
      <text:p text:style-name="P1"><text:span text:style-name="T23">Site event: Let pi be the new site.</text:span></text:p>
      <text:p text:style-name="P2"><text:span text:style-name="T24"><text:s text:c="6"/>(1) Advance the sweep line so that it passes through pi . Apply the above search operation to determine the beach line arc that lies immediately above pi . Let pj be the corresponding site.</text:span></text:p>
      <text:p text:style-name="P2"><text:span text:style-name="T24"><text:s text:c="6"/>(2) Applying the above insert-and-split operation, inserting a new entry for pi , thus replacing &lt;. . . , pj , . . .&gt;</text:span></text:p>
      <text:p text:style-name="P2"><text:span text:style-name="T24"><text:s text:c="11"/>with &lt;. . . , pj , pi , pj , . . . &gt;</text:span></text:p>
      <text:p text:style-name="P2"><text:span text:style-name="T24"><text:s text:c="6"/>(3) Create a new (dangling) edge in the Voronoi diagram, which lies on the bisector between p i and pj.</text:span></text:p>
      <text:p text:style-name="P2"><text:span text:style-name="T24"><text:s text:c="6"/>(4) Some old triples that involved pj may need to be deleted and some new triples involving pi will be inserted, based on the change of neighbors on the beach line. (The straightforward details are omitted.) Note that the newly created beach-line triple pj , pi , pj cannot generate an event because it only involves two distinct sites.</text:span></text:p>
      <text:p text:style-name="P2"><text:span text:style-name="T23">Voronoi vertex event: Let pi , pj , and pk be the three sites that generated this event, from left to right.</text:span></text:p>
      <text:p text:style-name="P2"><text:span text:style-name="T24"><text:s text:c="6"/>(1) Using the above delete operation, delete the entry for pj from the beach line. (Thus eliminating its arc.)</text:span></text:p>
      <text:p text:style-name="P2"><text:span text:style-name="T24"><text:s text:c="6"/>(2) Create a new vertex in the Voronoi diagram (at the circumcenter of {pi , pj , pk }) and join the two Voronoi edges for the bisectors (pi , pj ), (pj , pk ) to this vertex. (These edges were generated during an earlier site event in Step (3) above.)</text:span></text:p>
      <text:p text:style-name="P2"><text:span text:style-name="T24"><text:s text:c="6"/>(3) Create a new (dangling) edge for the bisector between pi and pk</text:span></text:p>
      <text:p text:style-name="P2"><text:span text:style-name="T24"/></text:p>
      <text:p text:style-name="P2"><text:span text:style-name="T24"/></text:p>
      <text:p text:style-name="P2"><text:span text:style-name="T23">Priority Search Tree:</text:span></text:p>
      <text:p text:style-name="P2"><text:span text:style-name="T24"><text:s text:c="25"/>1. Encontrar ponto de menor coordenada x</text:span></text:p>
      <text:p text:style-name="P2"><text:span text:style-name="T24"><text:s text:c="25"/>2. Analisar os pontos restantes</text:span></text:p>
      <text:p text:style-name="P2"><text:span text:style-name="T24"><text:s text:c="25"/>3. Encontrar a mediana em y dos pontos restantes</text:span></text:p>
      <text:p text:style-name="P2"><text:span text:style-name="T24"><text:s text:c="25"/>4. Usar a mediana para criar dois conjuntos: acima e abaixo da mediana</text:span></text:p>
      <text:p text:style-name="P2"><text:span text:style-name="T24"><text:s text:c="25"/>5. Repetir o processo na subárvore esquerda com os pontos abaixo da mediana</text:span></text:p>
      <text:p text:style-name="P2"><text:span text:style-name="T24"><text:s text:c="25"/>6. Repetir o processo na subárvore direita com os pontos acima da mediana</text:span></text:p>
      <text:p text:style-name="P2"><text:span text:style-name="T24"/></text:p>
      <text:p text:style-name="P2"><text:span text:style-name="T23">Dualidade:</text:span><text:span text:style-name="T24"> p = (a,b) → p* = (y = ax – b); l = (y = ax + b) → l* = (a, -b)</text:span></text:p>
      <text:p text:style-name="P2"><text:span text:style-name="T24"/></text:p>
      <text:p text:style-name="P2"><text:span text:style-name="T23">Voronoi → Delaunay:</text:span><text:span text:style-name="T24"> Liga os pontos (ñ vértices do DV!) cujas células no DV compartilham aresta. (o circuncírculo de cada triângulo da TD não pode conter outros vértices)</text:span></text:p>
      <text:p text:style-name="P2"><text:span text:style-name="T24"/></text:p>
      <text:p text:style-name="P2"><text:span text:style-name="T23">BSP – visualização:</text:span></text:p>
      <text:p text:style-name="P2"><text:span text:style-name="T24">procedure displayBSP(BSPNode n, Viewer v)</text:span></text:p>
      <text:p text:style-name="P2"><text:span text:style-name="T24">begin</text:span></text:p>
      <text:p text:style-name="P2"><text:span text:style-name="T24"><text:s text:c="2"/>if (n not empty)</text:span></text:p>
      <text:p text:style-name="P2"><text:span text:style-name="T24"><text:s text:c="5"/>if (v is in front of n)</text:span></text:p>
      <text:p text:style-name="P2"><text:span text:style-name="T24"><text:s text:c="8"/>displayBSP(back(n), v)</text:span></text:p>
      <text:p text:style-name="P2"><text:span text:style-name="T24"><text:s text:c="8"/>displayFrag(subh(n))</text:span></text:p>
      <text:p text:style-name="P2"><text:span text:style-name="T24"><text:s text:c="8"/>displayBSP(front(n),v)</text:span></text:p>
      <text:p text:style-name="P2"><text:span text:style-name="T24"><text:s text:c="5"/>else</text:span></text:p>
      <text:p text:style-name="P2"><text:span text:style-name="T24"><text:s text:c="8"/>displayBSP(front(n), v)</text:span></text:p>
      <text:p text:style-name="P2"><text:span text:style-name="T24"><text:s text:c="8"/>displayFrag(subh(n))</text:span></text:p>
      <text:p text:style-name="P2"><text:span text:style-name="T24"><text:s text:c="8"/>displayBSP(back(n),v)</text:span></text:p>
      <text:p text:style-name="P2"><text:span text:style-name="T24">end</text:span></text:p>
      <text:p text:style-name="P2"><text:span text:style-name="T24"/></text:p>
      <text:p text:style-name="P2"><text:span text:style-name="T23">Quadtree</text:span></text:p>
      <text:p text:style-name="P2"><text:span text:style-name="T24"><text:tab/>N<text:tab/>S<text:tab/>E<text:tab/>O<text:tab/><text:tab/>0<text:tab/>1</text:span></text:p>
      <text:p text:style-name="P2"><text:span text:style-name="T24">NO<text:tab/>x<text:tab/>SO<text:tab/>NE<text:tab/>x<text:tab/><text:tab/>2<text:tab/>3</text:span></text:p>
      <text:p text:style-name="P2"><text:span text:style-name="T24">NO<text:tab/>x<text:tab/>SE<text:tab/>x<text:tab/>NO</text:span></text:p>
      <text:p text:style-name="P2"><text:span text:style-name="T24">SE<text:tab/>NE<text:tab/>x<text:tab/>x<text:tab/>SO<text:tab/><text:tab/>T ={12, 13, 211} = célula 1.2 U cél. 1.3 U cél 2.1.1</text:span></text:p>
      <text:p text:style-name="P2"><text:span text:style-name="T24">SO<text:tab/>NO<text:tab/>x<text:tab/>SE<text:tab/>x</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EMJAHL+NimbusRomNo9L-Regu" svg:font-family="EMJAHL+NimbusRomNo9L-Regu"/>
    <style:font-face style:name="EMJCHP+NimbusRomNo9L-Medi" svg:font-family="EMJCHP+NimbusRomNo9L-Medi"/>
    <style:font-face style:name="EMJEAH+NimbusRomNo9L-ReguItal" svg:font-family="EMJEAH+NimbusRomNo9L-ReguItal"/>
    <style:font-face style:name="EMKDCO+CMSY10" svg:font-family="EMKDCO+CMSY10"/>
    <style:font-face style:name="EMKEAK+EUSM10" svg:font-family="EMKEAK+EUSM10"/>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7-08T01:09:52</meta:creation-date>
    <dc:date>2009-07-08T02:25:54</dc:date>
    <meta:editing-duration>PT01H16M03S</meta:editing-duration>
    <meta:editing-cycles>74</meta:editing-cycles>
    <meta:generator>OpenOffice.org/3.0$Linux OpenOffice.org_project/300m15$Build-9379</meta:generator>
    <meta:document-statistic meta:table-count="0" meta:image-count="0" meta:object-count="0" meta:page-count="2" meta:paragraph-count="97" meta:word-count="1057" meta:character-count="5882"/>
    <meta:user-defined meta:name="Informações 1"/>
    <meta:user-defined meta:name="Informações 2"/>
    <meta:user-defined meta:name="Informações 3"/>
    <meta:user-defined meta:name="Informações 4"/>
  </office:meta>
</office:document-meta>
</file>